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67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368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369" style:parent-style-name="Graphics">
      <style:graphic-properties draw:fill="none" draw:stroke="none"/>
    </style:style>
    <style:style style:family="drawing-page" style:name="a3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1" style:parent-style-name="Graphics">
      <style:graphic-properties draw:fill="none" fo:clip="rect(0in, 0in, 0in, 0in)" draw:stroke="non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5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79" style:parent-style-name="Graphics">
      <style:graphic-properties draw:fill="none" draw:stroke="none"/>
    </style:style>
    <style:style style:family="graphic" style:name="a360" style:parent-style-name="Graphics">
      <style:graphic-properties draw:fill="none" draw:stroke="none"/>
    </style:style>
    <style:style style:family="drawing-page" style:name="a3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2" style:parent-style-name="Graphics">
      <style:graphic-properties draw:fill="none" draw:stroke="none"/>
    </style:style>
    <style:style style:family="graphic" style:name="a363" style:parent-style-name="Graphics">
      <style:graphic-properties draw:fill="none" draw:stroke="none"/>
    </style: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frame draw:id="id63" presentation:style-name="a357" draw:name="Title 1" svg:x="1.66667in" svg:y="1.22743in" svg:width="10in" svg:height="2.61111in" presentation:class="title" presentation:placeholder="true">
          <draw:text-box/>
          <svg:title/>
          <svg:desc/>
        </draw:frame>
        <draw:frame draw:id="id64" presentation:style-name="a358" draw:name="Subtitle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2" draw:style-name="a359" draw:master-page-name="Master1-Layout7-blank-Blank" presentation:presentation-page-layout-name="Master1-PPL7" draw:id="Slide-257">
        <draw:frame draw:id="id65" draw:style-name="a360" draw:name="Picture 1" svg:x="1.28818in" svg:y="0.87302in" svg:width="10.94986in" svg:height="5.85714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3" draw:style-name="a361" draw:master-page-name="Master1-Layout7-blank-Blank" presentation:presentation-page-layout-name="Master1-PPL7" draw:id="Slide-258">
        <draw:frame draw:id="id66" draw:style-name="a362" draw:name="Picture 1" svg:x="6.38942in" svg:y="1.42222in" svg:width="3.08613in" svg:height="2.42226in" style:rel-width="scale" style:rel-height="scale">
          <draw:image xlink:href="media/image2.png" xlink:type="simple" xlink:show="embed" xlink:actuate="onLoad"/>
          <svg:title/>
          <svg:desc/>
        </draw:frame>
        <draw:frame draw:id="id67" draw:style-name="a363" draw:name="Picture 3" svg:x="6.90849in" svg:y="4.30588in" svg:width="2.29892in" svg:height="2.38512in" style:rel-width="scale" style:rel-height="scale">
          <draw:image xlink:href="media/image3.png" xlink:type="simple" xlink:show="embed" xlink:actuate="onLoad"/>
          <svg:title/>
          <svg:desc/>
        </draw:frame>
        <draw:custom-shape svg:x="7.01961in" svg:y="4.21653in" svg:width="2.1878in" svg:height="2.47448in" draw:id="id68" draw:style-name="a366" draw:name="Rectangle 6">
          <svg:title/>
          <svg:desc/>
          <text:p text:style-name="a365" text:class-names="" text:cond-style-name=""><text:span text:style-name="a3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9837in" svg:y1="6.46196in" svg:x2="7.01961in" svg:y2="5.96825in" draw:id="id69" draw:style-name="a367" draw:name="Straight Connector 9">
          <svg:title/>
          <svg:desc/>
        </draw:connector>
        <draw:connector draw:type="line" svg:x1="4.34239in" svg:y1="3.27717in" svg:x2="6.20122in" svg:y2="3.21348in" draw:id="id70" draw:style-name="a368" draw:name="Straight Connector 12">
          <svg:title/>
          <svg:desc/>
        </draw:connector>
        <draw:frame draw:id="id71" draw:style-name="a369" draw:name="Picture 13" svg:x="1.78976in" svg:y="0.38009in" svg:width="2.46545in" svg:height="0.798in" style:rel-width="scale" style:rel-height="scale">
          <draw:image xlink:href="media/image4.png" xlink:type="simple" xlink:show="embed" xlink:actuate="onLoad"/>
          <svg:title/>
          <svg:desc/>
        </draw:frame>
        <draw:frame draw:id="id72" draw:style-name="a372" draw:name="TextBox 15" svg:x="7.75089in" svg:y="2.04816in" svg:width="3.05258in" svg:height="0.40391in">
          <draw:text-box>
            <text:p text:style-name="a371" text:class-names="" text:cond-style-name=""><text:span text:style-name="a370" text:class-names="">Sterol 14alpha-demethylase</text:span></text:p>
          </draw:text-box>
          <svg:title/>
          <svg:desc/>
        </draw:frame>
        <draw:frame draw:id="id73" draw:style-name="a375" draw:name="TextBox 16" svg:x="7.86517in" svg:y="2.82412in" svg:width="2.72307in" svg:height="0.40391in">
          <draw:text-box>
            <text:p text:style-name="a374" text:class-names="" text:cond-style-name=""><text:span text:style-name="a373" text:class-names="">Delta14-sterol reductase</text:span></text:p>
          </draw:text-box>
          <svg:title/>
          <svg:desc/>
        </draw:frame>
        <draw:custom-shape svg:x="6.20122in" svg:y="1.33708in" svg:width="4.96732in" svg:height="2.61927in" draw:id="id74" draw:style-name="a378" draw:name="Rectangle 17">
          <svg:title/>
          <svg:desc/>
          <text:p text:style-name="a377" text:class-names="" text:cond-style-name=""><text:span text:style-name="a3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5" draw:style-name="a379" draw:name="Picture 11" svg:x="0.91045in" svg:y="0.29644in" svg:width="4.71047in" svg:height="7.20356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4" draw:style-name="a380" draw:master-page-name="Master1-Layout7-blank-Blank" presentation:presentation-page-layout-name="Master1-PPL7" draw:id="Slide-259">
        <draw:frame draw:id="id76" draw:style-name="a381" draw:name="Picture 1" svg:x="1.07515in" svg:y="0.27368in" svg:width="5.61959in" svg:height="6.39594in" style:rel-width="scale" style:rel-height="scale">
          <draw:image xlink:href="media/image6.png" xlink:type="simple" xlink:show="embed" xlink:actuate="onLoad"/>
          <svg:title/>
          <svg:desc>map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0/04/2016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0/04/2016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0/04/2016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0/04/2016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0/04/2016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0/04/2016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0/04/2016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0/04/2016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0/04/2016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10/04/2016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0/04/2016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10/04/2016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Microsoft account</meta:initial-creator>
    <dc:creator>Microsoft account</dc:creator>
    <meta:creation-date>2016-04-09T08:50:57Z</meta:creation-date>
    <dc:date>2016-04-10T22:30:01Z</dc:date>
    <meta:editing-cycles>6</meta:editing-cycles>
    <meta:editing-duration>PT74541S</meta:editing-duration>
    <meta:document-statistic meta:paragraph-count="2" meta:word-count="4"/>
  </office:meta>
</office:document-meta>
</file>